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8000003353F66451E.png" manifest:media-type="image/png"/>
  <manifest:file-entry manifest:full-path="Pictures/10000201000002710000017DEF0C1710.png" manifest:media-type="image/png"/>
  <manifest:file-entry manifest:full-path="Pictures/1000020100000299000000E5D8CD4032.png" manifest:media-type="image/png"/>
  <manifest:file-entry manifest:full-path="Pictures/10000201000003C300000278325B4A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51in" table:align="margins"/>
    </style:style>
    <style:style style:name="Table2.A" style:family="table-column">
      <style:table-column-properties style:column-width="2.231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2.2319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2.2319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da2b" officeooo:paragraph-rsid="0012da2b"/>
    </style:style>
    <style:style style:name="P2" style:family="paragraph" style:parent-style-name="Standard">
      <style:text-properties officeooo:rsid="0014d27f" officeooo:paragraph-rsid="0014d27f"/>
    </style:style>
    <style:style style:name="P3" style:family="paragraph" style:parent-style-name="Standard">
      <style:paragraph-properties fo:line-height="150%"/>
      <style:text-properties officeooo:rsid="0014f986" officeooo:paragraph-rsid="0014f986"/>
    </style:style>
    <style:style style:name="P4" style:family="paragraph" style:parent-style-name="Standard">
      <style:text-properties officeooo:rsid="0021320b" officeooo:paragraph-rsid="0021320b"/>
    </style:style>
    <style:style style:name="P5" style:family="paragraph" style:parent-style-name="Standard">
      <style:paragraph-properties fo:line-height="150%"/>
      <style:text-properties officeooo:rsid="00153588" officeooo:paragraph-rsid="002405e8"/>
    </style:style>
    <style:style style:name="P6" style:family="paragraph" style:parent-style-name="Standard">
      <style:text-properties officeooo:rsid="0024a0d2" officeooo:paragraph-rsid="0024a0d2"/>
    </style:style>
    <style:style style:name="P7" style:family="paragraph" style:parent-style-name="Standard">
      <style:text-properties officeooo:rsid="0024a0d2" officeooo:paragraph-rsid="002a399a"/>
    </style:style>
    <style:style style:name="P8" style:family="paragraph" style:parent-style-name="Standard">
      <style:text-properties officeooo:rsid="0024a0d2" officeooo:paragraph-rsid="002a951c"/>
    </style:style>
    <style:style style:name="P9" style:family="paragraph" style:parent-style-name="Standard">
      <style:text-properties officeooo:paragraph-rsid="001e4abc"/>
    </style:style>
    <style:style style:name="P10" style:family="paragraph" style:parent-style-name="Text_20_body">
      <style:text-properties officeooo:rsid="001a18a0" officeooo:paragraph-rsid="001a18a0"/>
    </style:style>
    <style:style style:name="P11" style:family="paragraph" style:parent-style-name="Text_20_body">
      <style:text-properties officeooo:rsid="001d7bb9" officeooo:paragraph-rsid="001d7bb9"/>
    </style:style>
    <style:style style:name="P12" style:family="paragraph" style:parent-style-name="Text_20_body">
      <style:text-properties officeooo:rsid="001d7bb9" officeooo:paragraph-rsid="001e4abc"/>
    </style:style>
    <style:style style:name="P13" style:family="paragraph" style:parent-style-name="Text_20_body">
      <style:text-properties officeooo:rsid="00200079" officeooo:paragraph-rsid="00200079"/>
    </style:style>
    <style:style style:name="P14" style:family="paragraph" style:parent-style-name="Text_20_body">
      <style:text-properties fo:font-weight="bold" officeooo:rsid="001d7bb9" officeooo:paragraph-rsid="001d7bb9" style:font-weight-asian="bold" style:font-weight-complex="bold"/>
    </style:style>
    <style:style style:name="P15" style:family="paragraph" style:parent-style-name="Text_20_body">
      <style:text-properties fo:font-weight="bold" officeooo:rsid="001d7bb9" officeooo:paragraph-rsid="001e4abc" style:font-weight-asian="bold" style:font-weight-complex="bold"/>
    </style:style>
    <style:style style:name="P16" style:family="paragraph" style:parent-style-name="Text_20_body">
      <style:text-properties fo:font-weight="bold" officeooo:rsid="001d7bb9" officeooo:paragraph-rsid="0031dd15" style:font-weight-asian="bold" style:font-weight-complex="bold"/>
    </style:style>
    <style:style style:name="P17" style:family="paragraph" style:parent-style-name="Text_20_body">
      <style:text-properties officeooo:rsid="00202572" officeooo:paragraph-rsid="00202572"/>
    </style:style>
    <style:style style:name="P18" style:family="paragraph" style:parent-style-name="Text_20_body">
      <style:text-properties officeooo:paragraph-rsid="00261113"/>
    </style:style>
    <style:style style:name="P19" style:family="paragraph" style:parent-style-name="Text_20_body">
      <style:text-properties officeooo:rsid="00261113" officeooo:paragraph-rsid="00261113"/>
    </style:style>
    <style:style style:name="P20" style:family="paragraph" style:parent-style-name="Text_20_body">
      <style:text-properties officeooo:rsid="00283c86" officeooo:paragraph-rsid="00283c86"/>
    </style:style>
    <style:style style:name="P21" style:family="paragraph" style:parent-style-name="Table_20_Contents">
      <style:text-properties officeooo:rsid="001d7bb9" officeooo:paragraph-rsid="001d7bb9"/>
    </style:style>
    <style:style style:name="P22" style:family="paragraph" style:parent-style-name="Table_20_Contents">
      <style:text-properties officeooo:rsid="001d7bb9" officeooo:paragraph-rsid="0031dd15"/>
    </style:style>
    <style:style style:name="P23" style:family="paragraph" style:parent-style-name="Table_20_Contents">
      <style:text-properties fo:font-weight="bold" officeooo:rsid="001d7bb9" officeooo:paragraph-rsid="001d7bb9" style:font-weight-asian="bold" style:font-weight-complex="bold"/>
    </style:style>
    <style:style style:name="P24" style:family="paragraph" style:parent-style-name="Table_20_Contents">
      <style:text-properties fo:font-weight="bold" officeooo:rsid="001d7bb9" officeooo:paragraph-rsid="001e4abc" style:font-weight-asian="bold" style:font-weight-complex="bold"/>
    </style:style>
    <style:style style:name="P25" style:family="paragraph" style:parent-style-name="Table_20_Contents">
      <style:text-properties fo:font-weight="bold" officeooo:rsid="0031dd15" officeooo:paragraph-rsid="0031dd15" style:font-weight-asian="bold" style:font-weight-complex="bold"/>
    </style:style>
    <style:style style:name="P26" style:family="paragraph" style:parent-style-name="Table_20_Contents">
      <style:text-properties officeooo:rsid="001e4abc" officeooo:paragraph-rsid="001e4abc"/>
    </style:style>
    <style:style style:name="P27" style:family="paragraph" style:parent-style-name="Table_20_Contents">
      <style:text-properties officeooo:rsid="0031dd15" officeooo:paragraph-rsid="0031dd15"/>
    </style:style>
    <style:style style:name="P28" style:family="paragraph" style:parent-style-name="Standard">
      <style:text-properties officeooo:rsid="0024a0d2" officeooo:paragraph-rsid="0024a0d2"/>
    </style:style>
    <style:style style:name="P29" style:family="paragraph" style:parent-style-name="Text_20_body" style:list-style-name="L1">
      <style:text-properties officeooo:rsid="001bbf3e" officeooo:paragraph-rsid="001bbf3e"/>
    </style:style>
    <style:style style:name="P30" style:family="paragraph" style:parent-style-name="Text_20_body" style:list-style-name="L2">
      <style:text-properties officeooo:rsid="001bbf3e" officeooo:paragraph-rsid="001bbf3e"/>
    </style:style>
    <style:style style:name="P31" style:family="paragraph" style:parent-style-name="Text_20_body" style:list-style-name="L3">
      <style:text-properties officeooo:rsid="001bbf3e" officeooo:paragraph-rsid="001bbf3e"/>
    </style:style>
    <style:style style:name="P32" style:family="paragraph" style:parent-style-name="Text_20_body" style:list-style-name="L3">
      <style:text-properties officeooo:rsid="001bbf3e" officeooo:paragraph-rsid="00308122"/>
    </style:style>
    <style:style style:name="P33" style:family="paragraph" style:parent-style-name="Text_20_body">
      <style:text-properties officeooo:rsid="0037b032" officeooo:paragraph-rsid="0037b032"/>
    </style:style>
    <style:style style:name="P34" style:family="paragraph" style:parent-style-name="Heading_20_1">
      <style:text-properties officeooo:rsid="002501db" officeooo:paragraph-rsid="002501db"/>
    </style:style>
    <style:style style:name="P35" style:family="paragraph" style:parent-style-name="Heading_20_1">
      <style:text-properties officeooo:rsid="0036cd82" officeooo:paragraph-rsid="0036cd82"/>
    </style:style>
    <style:style style:name="P36" style:family="paragraph" style:parent-style-name="Heading_20_3">
      <style:paragraph-properties fo:margin-top="0.5in" fo:margin-bottom="0.1in" style:contextual-spacing="false" fo:line-height="150%" fo:background-color="transparent" style:shadow="none">
        <style:background-image/>
      </style:paragraph-properties>
    </style:style>
    <style:style style:name="P37" style:family="paragraph" style:parent-style-name="Table_20_Contents">
      <style:text-properties officeooo:rsid="0034afbd" officeooo:paragraph-rsid="0034afbd"/>
    </style:style>
    <style:style style:name="T1" style:family="text">
      <style:text-properties officeooo:rsid="0014d27f"/>
    </style:style>
    <style:style style:name="T2" style:family="text">
      <style:text-properties officeooo:rsid="00153588"/>
    </style:style>
    <style:style style:name="T3" style:family="text">
      <style:text-properties officeooo:rsid="0016bc99"/>
    </style:style>
    <style:style style:name="T4" style:family="text">
      <style:text-properties officeooo:rsid="001a7306"/>
    </style:style>
    <style:style style:name="T5" style:family="text">
      <style:text-properties officeooo:rsid="001e4abc"/>
    </style:style>
    <style:style style:name="T6" style:family="text">
      <style:text-properties officeooo:rsid="002405e8"/>
    </style:style>
    <style:style style:name="T7" style:family="text">
      <style:text-properties officeooo:rsid="002501db"/>
    </style:style>
    <style:style style:name="T8" style:family="text">
      <style:text-properties officeooo:rsid="00261113"/>
    </style:style>
    <style:style style:name="T9" style:family="text">
      <style:text-properties officeooo:rsid="00279579"/>
    </style:style>
    <style:style style:name="T10" style:family="text">
      <style:text-properties officeooo:rsid="002a399a"/>
    </style:style>
    <style:style style:name="T11" style:family="text">
      <style:text-properties officeooo:rsid="002af231"/>
    </style:style>
    <style:style style:name="T12" style:family="text">
      <style:text-properties officeooo:rsid="002d413b"/>
    </style:style>
    <style:style style:name="T13" style:family="text">
      <style:text-properties officeooo:rsid="002f14e0"/>
    </style:style>
    <style:style style:name="T14" style:family="text">
      <style:text-properties officeooo:rsid="00308122"/>
    </style:style>
    <style:style style:name="T15" style:family="text">
      <style:text-properties officeooo:rsid="0031dd15"/>
    </style:style>
    <style:style style:name="T16" style:family="text">
      <style:text-properties officeooo:rsid="0033ab2c"/>
    </style:style>
    <style:style style:name="T17" style:family="text">
      <style:text-properties officeooo:rsid="0034afbd"/>
    </style:style>
    <style:style style:name="T18" style:family="text">
      <style:text-properties officeooo:rsid="0037d3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etokantasov<text:span text:style-name="T1">e</text:span>llus viiniarvostelu</text:p>
      <text:p text:style-name="P1"/>
      <text:h text:style-name="Heading_20_1" text:outline-level="1">1. Johdanto</text:h>
      <text:p text:style-name="P2"/>
      <text:p text:style-name="P3">Työn aiheena on luoda sovellus, jossa käyttäjät voivat antaa viiniarvosteluja. Työn tarkoituksena on luoda paikka, jossa voi tarkistaa onko jo juonut kyseistä viiniä ja minkälaisen arvosanan antoi sille. <text:span text:style-name="T2">Tavoitteena on helpottaa viininmaistelijoiden elämää, kun erilaisia viinejä on niin monia.</text:span> Lyhyesti kuvattuna: kirjautumaton käyttäjä voi selata viinejä ja arvosteluja. Luodessaan käyttäjätunnuksen <text:span text:style-name="T2">ja </text:span>kirjautuessaan sisälle, käyttäjä voi <text:span text:style-name="T2">luoda uuden viinin, <text:s/>muokata sitä, muokata omia tietojaan ja antaa viineille arvosteluita. Ainoastaan sovelluksen ylläpitäjä voi poistaa viinejä, arvosteluita ja käyttäjiä.</text:span></text:p>
      <text:p text:style-name="P3"/>
      <text:p text:style-name="P5"><text:span text:style-name="T6">Linkki sovellukseen https://mighty-scrubland-21610.herokuapp.com/</text:span>. <text:span text:style-name="T6">Sovellus on toteutettu Ruby on Railsilla</text:span>. <text:span text:style-name="T3">Bootsrappiä käytetään sovelluksen muotoiluun. Tietokantana toimii PostgreSQL.</text:span></text:p>
      <text:h text:style-name="Heading_20_1" text:outline-level="1">2. Yleiskuva järjestelmästä</text:h>
      <text:h text:style-name="Heading_20_3" text:outline-level="3">Käyttötapauskaavio</text:h>
      <text:p text:style-name="Text_20_body"><draw:frame draw:style-name="fr1" draw:name="Image5" text:anchor-type="paragraph" svg:x="-0.0728in" svg:y="0.002in" svg:width="6.6953in" svg:height="4.3937in" draw:z-index="1"><draw:image xlink:href="Pictures/10000201000003C300000278325B4AEA.png" xlink:type="simple" xlink:show="embed" xlink:actuate="onLoad"/></draw:frame></text:p>
      <text:p text:style-name="Text_20_body"><text:soft-page-break/></text:p>
      <text:h text:style-name="Heading_20_3" text:outline-level="3">Käyttäjäryhmät</text:h>
      <text:p text:style-name="Heading">Kirjautumaton käyttäjä</text:p>
      <text:p text:style-name="P10">Kirjautumaton käyttäjä tarkoittaa ketä tahansa kirjautumatonta käyttäjää, <text:span text:style-name="T4">joka on tullut sivulle</text:span>. Kirjautumaton käyttäjä voi selata viinejä ja arvosteluita sekä luoda uuden käyttäjätunnuksen tai kirjautua sisään.</text:p>
      <text:p text:style-name="Heading">Kirjautunut tavallinen käyttäjä</text:p>
      <text:p text:style-name="P10">Kirjautunut tavallinen käyttäjä on kuka tahansa käyttäjä joka on kirjautunut <text:span text:style-name="T4">sivulle </text:span>sisään olemassa olevilla ja oikeilla tiedoilla. Kirjautunut käyttäjä voi myös selata viinejä ja arvosteluita, mutta hän voi myös luoda uusia viinejä ja arvosteluita sekä muokata omia tietojaan ja tietenkin kirjautua ulos.</text:p>
      <text:p text:style-name="Heading">Ylläpitäjä</text:p>
      <text:p text:style-name="P10">Ylläpitäjä on kirjautunut käyttäjä, joka ylläpitää sovelluksen käyttöä. Hänellä on samat oikeuden kuin kirjautuneella käyttäjällä ja näiden lisäksi hänellä on oikeus muokata tai poistaa viinejä ja muita käyttäjiä <text:span text:style-name="T13">sekä selata ja muokata viinityylejä</text:span>.</text:p>
      <text:h text:style-name="P36" text:outline-level="3">Käyttötapauskuvaukset</text:h>
      <text:p text:style-name="Heading">Kirjautumattomat käyttäjän käyttötapaukset</text:p>
      <text:list xml:id="list6820070893554115224" text:style-name="L1">
        <text:list-item>
          <text:p text:style-name="P29">Kirjautuminen tai uuden käyttäjän luominen: </text:p>
          <text:list>
            <text:list-item>
              <text:p text:style-name="P29">Kirjautumaton käyttäjä voi kirjautumissivulla kirjautua sisään, jos hänellä on olemassa tunnus. Tai luoda uuden tunnuksen siihen tarkoitetulla sivulla.</text:p>
            </text:list-item>
          </text:list>
        </text:list-item>
        <text:list-item>
          <text:p text:style-name="P29">Viinien selaaminen:</text:p>
          <text:list>
            <text:list-item>
              <text:p text:style-name="P29">Käyttäjä voi selata viinejä viinien listaussivulla sekä yksittäisen viinin sivulla.</text:p>
            </text:list-item>
          </text:list>
        </text:list-item>
        <text:list-item>
          <text:p text:style-name="P29">Arvosteluiden selaaminen:</text:p>
          <text:list>
            <text:list-item>
              <text:p text:style-name="P29">Käyttäjä voi selata arvosteluita niiden listaussivulla.</text:p>
            </text:list-item>
          </text:list>
        </text:list-item>
      </text:list>
      <text:p text:style-name="Heading">Kirjautuneen käyttäjän käyttötapaukset</text:p>
      <text:list xml:id="list5641735420915065196" text:style-name="L2">
        <text:list-item>
          <text:p text:style-name="P30">Viinien selaaminen:</text:p>
          <text:list>
            <text:list-item>
              <text:p text:style-name="P30">Sama kuin kirjautumattomalla käyttäjällä.</text:p>
            </text:list-item>
          </text:list>
        </text:list-item>
        <text:list-item>
          <text:p text:style-name="P30">Arvosteluiden selaaminen:</text:p>
          <text:list>
            <text:list-item>
              <text:p text:style-name="P30">Sama kuin kirjautumattomalla käyttäjällä.</text:p>
            </text:list-item>
          </text:list>
        </text:list-item>
        <text:list-item>
          <text:p text:style-name="P30"><text:soft-page-break/>Uuden viinin luominen:</text:p>
          <text:list>
            <text:list-item>
              <text:p text:style-name="P30">Käyttäjä voi luoda uuden viinin siihen tarkoitukseen luodulla sivulla.</text:p>
            </text:list-item>
          </text:list>
        </text:list-item>
        <text:list-item>
          <text:p text:style-name="P30">Uuden arvostelun luominen:</text:p>
          <text:list>
            <text:list-item>
              <text:p text:style-name="P30">Käyttäjä voi luoda uuden arvostelun siihen tarkoitukseen luodulla sivulla.</text:p>
            </text:list-item>
          </text:list>
        </text:list-item>
        <text:list-item>
          <text:p text:style-name="P30">Omien käyttäjätietojen muokkaus:</text:p>
          <text:list>
            <text:list-item>
              <text:p text:style-name="P30">Käyttäjä voi muokata omia tietoja omien tietojen sivulla.</text:p>
            </text:list-item>
          </text:list>
        </text:list-item>
        <text:list-item>
          <text:p text:style-name="P30">Uloskirjautuminen:</text:p>
          <text:list>
            <text:list-item>
              <text:p text:style-name="P30">Uloskirjautumisnappia painamalla käyttäjä voi kirjautua ulos.</text:p>
            </text:list-item>
          </text:list>
        </text:list-item>
      </text:list>
      <text:p text:style-name="Heading">Ylläpitäjän käyttötapaukset</text:p>
      <text:list xml:id="list6125518382668923019" text:style-name="L3">
        <text:list-item>
          <text:p text:style-name="P31">Samat kuin kirjautuneella käyttäjällä ja niiden lisäksi:</text:p>
        </text:list-item>
        <text:list-item>
          <text:p text:style-name="P31">Kaikkien viinien muokkaaminen ja poistaminen:</text:p>
          <text:list>
            <text:list-item>
              <text:p text:style-name="P31">Ylläpitäjä voi muokata kaikkia viinejä siihen tarkoitukseen luoduilla sivuilla ja poistaa niitä napista sekä kaikkien viinien listaussivulta, että yksittäisen viinin sivulta. </text:p>
            </text:list-item>
          </text:list>
        </text:list-item>
        <text:list-item>
          <text:p text:style-name="P31">Kaikkien käyttäjien muokkaaminen ja poistaminen:</text:p>
          <text:list>
            <text:list-item>
              <text:p text:style-name="P31">Ylläpitäjä voi muokata kaikkien käyttäjien tietoja siihen tarkoitukseen luoduilla sivuilla ja poistaa käyttäjän napista yksittäisen käyttäjän sivulta.</text:p>
            </text:list-item>
          </text:list>
        </text:list-item>
        <text:list-item>
          <text:p text:style-name="P32"><text:span text:style-name="T14">Viinityylien selaus ja muokkaaminen</text:span>:</text:p>
          <text:list>
            <text:list-item>
              <text:p text:style-name="P32">Ylläpitäjä voi muokata kaikkien <text:span text:style-name="T14">viinityylien</text:span> tietoja siihen tarkoitukseen luoduilla sivuilla ja <text:span text:style-name="T14">selata kaikkia viinityylejä sille tarkoitetulla</text:span> sivul<text:span text:style-name="T14">l</text:span>a.</text:p>
            </text:list-item>
          </text:list>
        </text:list-item>
      </text:list>
      <text:h text:style-name="Heading_20_1" text:outline-level="1">3. Järjestelmän tietosisältö</text:h>
      <text:p text:style-name="P13"><draw:frame draw:style-name="fr1" draw:name="Image1" text:anchor-type="paragraph" svg:x="0.0728in" svg:y="0.2709in" svg:width="6.6953in" svg:height="2.3047in" draw:z-index="2"><draw:image xlink:href="Pictures/1000020100000299000000E5D8CD4032.png" xlink:type="simple" xlink:show="embed" xlink:actuate="onLoad"/></draw:frame>Käsitekaavio:</text:p>
      <text:p text:style-name="P13"/>
      <text:p text:style-name="P13"/>
      <text:p text:style-name="P17"><text:soft-page-break/>Arvostelu ei voi olla olemassa ilman käyttäjää ja viiniä, mutta käyttäjällä tai viinillä ei tarvi olla yhtään arvostelua, mutta niillä voi olla myös rajaton määrä arvosteluita (yksi arvostelu per viini per käyttäjä ja toisin päin). Käyttäjä ja viini myös “tuntevat” toisensa arvostelun kautta. <text:span text:style-name="T16">Jokaisella viinillä on yksi viinityyli, mutta viinityylillä voi olla 0-n viiniä.</text:span></text:p>
      <text:p text:style-name="P14">Tietokohde: <text:span text:style-name="T5">Viini</text:span></text:p>
      <table:table table:name="Table2" table:style-name="Table2">
        <table:table-column table:style-name="Table2.A" table:number-columns-repeated="3"/>
        <table:table-row>
          <table:table-cell table:style-name="Table2.A1" office:value-type="string">
            <text:p text:style-name="P23">Atribuutti</text:p>
          </table:table-cell>
          <table:table-cell table:style-name="Table2.A1" office:value-type="string">
            <text:p text:style-name="P23">Arvojoukko</text:p>
          </table:table-cell>
          <table:table-cell table:style-name="Table2.C1" office:value-type="string">
            <text:p text:style-name="P23">Kuvailu</text:p>
          </table:table-cell>
        </table:table-row>
        <table:table-row>
          <table:table-cell table:style-name="Table2.A2" office:value-type="string">
            <text:p text:style-name="P21">Nimi</text:p>
          </table:table-cell>
          <table:table-cell table:style-name="Table2.A2" office:value-type="string">
            <text:p text:style-name="P21">Merkkijono, max. 120 merkkiä</text:p>
          </table:table-cell>
          <table:table-cell table:style-name="Table2.C2" office:value-type="string">
            <text:p text:style-name="P21">Viinin nimi</text:p>
          </table:table-cell>
        </table:table-row>
        <table:table-row>
          <table:table-cell table:style-name="Table2.A2" office:value-type="string">
            <text:p text:style-name="P21">Tyyli</text:p>
          </table:table-cell>
          <table:table-cell table:style-name="Table2.A2" office:value-type="string">
            <text:p text:style-name="P27">Tyylin ID</text:p>
          </table:table-cell>
          <table:table-cell table:style-name="Table2.C2" office:value-type="string">
            <text:p text:style-name="P21">Viinin tyyli (punaviini, valkoviini jne.)</text:p>
          </table:table-cell>
        </table:table-row>
        <table:table-row>
          <table:table-cell table:style-name="Table2.A2" office:value-type="string">
            <text:p text:style-name="P21">Maa</text:p>
          </table:table-cell>
          <table:table-cell table:style-name="Table2.A2" office:value-type="string">
            <text:p text:style-name="P21">Merkkijono, max. 60 merkkiä</text:p>
          </table:table-cell>
          <table:table-cell table:style-name="Table2.C2" office:value-type="string">
            <text:p text:style-name="P21">Viinin valmistusmaa</text:p>
          </table:table-cell>
        </table:table-row>
        <table:table-row>
          <table:table-cell table:style-name="Table2.A2" office:value-type="string">
            <text:p text:style-name="P21">Valmistusvuosi</text:p>
          </table:table-cell>
          <table:table-cell table:style-name="Table2.A2" office:value-type="string">
            <text:p text:style-name="P21">Kokonaisluku</text:p>
          </table:table-cell>
          <table:table-cell table:style-name="Table2.C2" office:value-type="string">
            <text:p text:style-name="P21">Viinin valmistusvuosi</text:p>
          </table:table-cell>
        </table:table-row>
      </table:table>
      <text:p text:style-name="P11"/>
      <text:p text:style-name="P14">Tietokohde: <text:span text:style-name="T5">Käyttäjä</text:span></text:p>
      <table:table table:name="Table1" table:style-name="Table1">
        <table:table-column table:style-name="Table1.A" table:number-columns-repeated="3"/>
        <table:table-row>
          <table:table-cell table:style-name="Table1.A1" office:value-type="string">
            <text:p text:style-name="P24">Atribuutti</text:p>
          </table:table-cell>
          <table:table-cell table:style-name="Table1.A1" office:value-type="string">
            <text:p text:style-name="P24">Arvojoukko</text:p>
          </table:table-cell>
          <table:table-cell table:style-name="Table1.C1" office:value-type="string">
            <text:p text:style-name="P24">Kuvailu</text:p>
          </table:table-cell>
        </table:table-row>
        <table:table-row>
          <table:table-cell table:style-name="Table1.A2" office:value-type="string">
            <text:p text:style-name="P26">Käyttäjänimi</text:p>
          </table:table-cell>
          <table:table-cell table:style-name="Table1.A2" office:value-type="string">
            <text:p text:style-name="P26">Merkkijono, max. 25 merkkiä</text:p>
          </table:table-cell>
          <table:table-cell table:style-name="Table1.C2" office:value-type="string">
            <text:p text:style-name="P26">Käyttäjän valitsema nimi</text:p>
          </table:table-cell>
        </table:table-row>
        <table:table-row>
          <table:table-cell table:style-name="Table1.A2" office:value-type="string">
            <text:p text:style-name="P26">Salasana <text:span text:style-name="T17">(kryptattu)</text:span></text:p>
          </table:table-cell>
          <table:table-cell table:style-name="Table1.A2" office:value-type="string">
            <text:p text:style-name="P26">Merkkijono, max. <text:span text:style-name="T17">64</text:span></text:p>
          </table:table-cell>
          <table:table-cell table:style-name="Table1.C2" office:value-type="string">
            <text:p text:style-name="P26">Käyttäjän salasana <text:span text:style-name="T17">salattuna</text:span></text:p>
          </table:table-cell>
        </table:table-row>
        <table:table-row>
          <table:table-cell table:style-name="Table1.A2" office:value-type="string">
            <text:p text:style-name="P37">Salasanan salt</text:p>
          </table:table-cell>
          <table:table-cell table:style-name="Table1.A2" office:value-type="string">
            <text:p text:style-name="P37">Merkkijono, max. 64</text:p>
          </table:table-cell>
          <table:table-cell table:style-name="Table1.C2" office:value-type="string">
            <text:p text:style-name="P37">Käyttäjän salasanan salt</text:p>
          </table:table-cell>
        </table:table-row>
        <table:table-row>
          <table:table-cell table:style-name="Table1.A2" office:value-type="string">
            <text:p text:style-name="P37">Admin-oikeus</text:p>
          </table:table-cell>
          <table:table-cell table:style-name="Table1.A2" office:value-type="string">
            <text:p text:style-name="P37">Totuusarvo, oletus: false</text:p>
          </table:table-cell>
          <table:table-cell table:style-name="Table1.C2" office:value-type="string">
            <text:p text:style-name="P37">Tieto onko käyttäjällä admin-oikeudet</text:p>
          </table:table-cell>
        </table:table-row>
      </table:table>
      <text:p text:style-name="P12"/>
      <text:p text:style-name="P15">Tietokohde: <text:span text:style-name="T5">Arvostelu</text:span></text:p>
      <table:table table:name="Table3" table:style-name="Table3">
        <table:table-column table:style-name="Table3.A" table:number-columns-repeated="3"/>
        <table:table-row>
          <table:table-cell table:style-name="Table3.A1" office:value-type="string">
            <text:p text:style-name="P24">Atribuutti</text:p>
          </table:table-cell>
          <table:table-cell table:style-name="Table3.A1" office:value-type="string">
            <text:p text:style-name="P24">Arvojoukko</text:p>
          </table:table-cell>
          <table:table-cell table:style-name="Table3.C1" office:value-type="string">
            <text:p text:style-name="P24">Kuvailu</text:p>
          </table:table-cell>
        </table:table-row>
        <table:table-row>
          <table:table-cell table:style-name="Table3.A2" office:value-type="string">
            <text:p text:style-name="P26">Viinin arvosana</text:p>
          </table:table-cell>
          <table:table-cell table:style-name="Table3.A2" office:value-type="string">
            <text:p text:style-name="P26">Kokonaisluku väliltä 0-100</text:p>
          </table:table-cell>
          <table:table-cell table:style-name="Table3.C2" office:value-type="string">
            <text:p text:style-name="P26">Käyttäjän antama arvosana viinille</text:p>
          </table:table-cell>
        </table:table-row>
        <table:table-row>
          <table:table-cell table:style-name="Table3.A2" office:value-type="string">
            <text:p text:style-name="P26">Viini</text:p>
          </table:table-cell>
          <table:table-cell table:style-name="Table3.A2" office:value-type="string">
            <text:p text:style-name="P26">Viinin ID</text:p>
          </table:table-cell>
          <table:table-cell table:style-name="Table3.C2" office:value-type="string">
            <text:p text:style-name="P26">Mihin viiniin arvostelu liittyy</text:p>
          </table:table-cell>
        </table:table-row>
        <table:table-row>
          <table:table-cell table:style-name="Table3.A2" office:value-type="string">
            <text:p text:style-name="P26">Käyttäjä</text:p>
          </table:table-cell>
          <table:table-cell table:style-name="Table3.A2" office:value-type="string">
            <text:p text:style-name="P26">Käyttäjän ID</text:p>
          </table:table-cell>
          <table:table-cell table:style-name="Table3.C2" office:value-type="string">
            <text:p text:style-name="P26">Mihin käyttäjään arvostelu liittyy</text:p>
          </table:table-cell>
        </table:table-row>
      </table:table>
      <text:p text:style-name="P9"><text:soft-page-break/></text:p>
      <text:p text:style-name="P16">Tietokohde: <text:span text:style-name="T15">Viinityyli</text:span></text:p>
      <table:table table:name="Table4" table:style-name="Table4">
        <table:table-column table:style-name="Table4.A" table:number-columns-repeated="3"/>
        <table:table-row>
          <table:table-cell table:style-name="Table4.A1" office:value-type="string">
            <text:p text:style-name="P25">Atribuutti</text:p>
          </table:table-cell>
          <table:table-cell table:style-name="Table4.A1" office:value-type="string">
            <text:p text:style-name="P25">Arvojoukko</text:p>
          </table:table-cell>
          <table:table-cell table:style-name="Table4.C1" office:value-type="string">
            <text:p text:style-name="P25">Kuvailu</text:p>
          </table:table-cell>
        </table:table-row>
        <table:table-row>
          <table:table-cell table:style-name="Table4.A2" office:value-type="string">
            <text:p text:style-name="P27">Nimi</text:p>
          </table:table-cell>
          <table:table-cell table:style-name="Table4.A2" office:value-type="string">
            <text:p text:style-name="P27">Merkkijono, <text:span text:style-name="T17">max. 32 merkkiä</text:span></text:p>
          </table:table-cell>
          <table:table-cell table:style-name="Table4.C2" office:value-type="string">
            <text:p text:style-name="P22">Viinin tyyli (punaviini, valkoviini jne.)</text:p>
          </table:table-cell>
        </table:table-row>
        <table:table-row>
          <table:table-cell table:style-name="Table4.A2" office:value-type="string">
            <text:p text:style-name="P27">Kuvailu</text:p>
          </table:table-cell>
          <table:table-cell table:style-name="Table4.A2" office:value-type="string">
            <text:p text:style-name="P27">Tekstikenttä</text:p>
          </table:table-cell>
          <table:table-cell table:style-name="Table4.C2" office:value-type="string">
            <text:p text:style-name="P27">Kuvailua tyylistä</text:p>
          </table:table-cell>
        </table:table-row>
      </table:table>
      <text:p text:style-name="P16"/>
      <text:h text:style-name="Heading_20_1" text:outline-level="1">4. Relaatiotietokantakaavio</text:h>
      <text:p text:style-name="P4"><draw:frame draw:style-name="fr1" draw:name="Image2" text:anchor-type="paragraph" svg:x="0.0925in" svg:y="0.3937in" svg:width="6.5102in" svg:height="3.9689in" draw:z-index="3"><draw:image xlink:href="Pictures/10000201000002710000017DEF0C1710.png" xlink:type="simple" xlink:show="embed" xlink:actuate="onLoad"/></draw:frame></text:p>
      <text:p text:style-name="P4"/>
      <text:p text:style-name="P4"/>
      <text:h text:style-name="P34" text:outline-level="1">5. Järjestelmän yleisrakenne</text:h>
      <text:p text:style-name="P18"><text:span text:style-name="T7">Ohjelma on rakennettu noudattaen Ruby on Railsin MVC-mallia. Kaikki MVC:n komponentit sijaitsevat app-hakemistossa. Siellä on oma hakemisto jokaiselle MVC-komponentille. <text:s/>Mallit löytyvät models-hakemistosta. Jokainen oma malli-luokka on nimetty pienellä yksikössä jokaisen käytettävän tietokantataulun mukaan, esim. wines-tietokannan malli on wine.rb (.rb on rubyyn viittaava pääte). Malli-luokat vastaavat tietokantaan tehdyistä kyselyistä/muutoksista. Kontrollerit löytyvät controllers-hakemistosta. Jokainen kontrolleri on nimetty pienellä monikossa sen mukaan minkä toiminnan kontrolleri se on, lisäksi sen jälkeen tulee “_controller.rb”-liite, esim wines_controller.rb. Kontrollerit hoitavat käyttäjän kanssa “keskustelun”, eli </text:span>vastaanotta<text:span text:style-name="T7">vat</text:span> käyttäjältä tulev<text:span text:style-name="T7">ia</text:span> käsky<text:span text:style-name="T7">jä</text:span> sekä muutta<text:span text:style-name="T7">vat</text:span> mallia ja näkymää vastauksena niihin. <text:span text:style-name="T7">Näkymät löytyvät views-hakemistosta ja siellä on alihakemistot (monikossa) jokaiselle tarvittavalle kontrollerille, eli esim. wines-hakemisto ja näistä hakemistoista löytyvät eri näkymät (pienellä) liittyen kontrollerien </text:span><text:soft-page-break/><text:span text:style-name="T7">pyyntöihin, esim index-pyyntö on näkymässä index.html.erb. Sellaiset näkymät, joita käytetään muissa näkymissä on nimetty kuvaavalla nimellä ja lisäämällä alkuun alaviiva, esim wines-hakemistossa _form.html.erb-näkymää käyttävät sekä edit-, että new-näkymät. Näkymät vastaavat </text:span>tietojen näytö<text:span text:style-name="T8">stä </text:span>esityksen käyttöliittymässä. </text:p>
      <text:p text:style-name="P19">Tietokannat on nimetty pienellä monikossa liittyen siihen mitä ne sisältävät, esim wines-tietokanta sisältää wine-tiedot. Yleiskuvaus tietokannasta löytyy db-hakemistosta nimellä “schema.rb”. Kaikki tietokantaan tehdyt muutokset löytyy db/migrate-hakemistosta.</text:p>
      <text:p text:style-name="P19">Muut oleelliset asiat löytyvät config-hakemistosta, “routes.rb” kertoo mitkä pyynnöt vievät mihin paikkaan ja “database.yml” mistä ja millä nimellä tietokannat pitäisi löytyä. <text:span text:style-name="T9">Lisäksi ohjelmasta juuresta löytyvä “Gemfile” kertoo mitä lisäosia/moduuleja ohjelmassa käytettään/voidaan käyttää (niitä voidaan myös muokata tarpeen vaatiessa).</text:span></text:p>
      <text:p text:style-name="P19"/>
      <text:h text:style-name="Heading_20_1" text:outline-level="1">6. Käyttöliittymä ja järjestelmän komponentit</text:h>
      <text:p text:style-name="P20">Ohjelmassa on navigaatio<text:span text:style-name="T11">palkki</text:span>, jolta pääsee kaikille <text:span text:style-name="T11">oleellisille </text:span>sivuille tilanteen mukaan, kaikilla: julkiset sivut, kirjautuneilla: kirjautumista vaativat + julkiset, admin-oikeuksilla: admin-oikeuksia + kirjautumista vaativat. <text:span text:style-name="T12">Lisäksi on käyttäjän oma sivu ja käyttäjän muokkaus, johon pääsee vain omalla tunnuksella tai admin-oikeuksilla.</text:span></text:p>
      <text:p text:style-name="P20"><draw:frame draw:style-name="fr2" draw:name="Image4" text:anchor-type="paragraph" svg:width="6.6953in" svg:height="6.6701in" draw:z-index="0"><draw:image xlink:href="Pictures/1000020100000338000003353F66451E.png" xlink:type="simple" xlink:show="embed" xlink:actuate="onLoad"/></draw:frame><text:soft-page-break/></text:p>
      <text:h text:style-name="P35" text:outline-level="1">7. Asennustiedot</text:h>
      <text:p text:style-name="P33">Helpointa on tehdä tunnus Herokuun tai vastaavaan pilveen, joka tukee Ruby on Railsia <text:span text:style-name="T18">ja PostgreSQL:ää</text:span>. Hakea sovellus gitistä (git clone), siirtää koko sovellus palvelimelle, esim. sovelluksen juuresta herokuun puskeminen (heroku create ja sen jälkeen git push heroku master) ja ajaa konsolin kautta 'rake <text:a xlink:type="simple" xlink:href="db:schema:load">db:schema:load</text:a>' (esim. heroku run rake <text:a xlink:type="simple" xlink:href="db:schema:load">db:schema:load</text:a>). Sen jälkeen <text:span text:style-name="T18">pitää vielä ajaa 'seed'-tiedosto (esim. heroku run rake </text:span><text:a xlink:type="simple" xlink:href="db:seed"><text:span text:style-name="T18">db:seed</text:span></text:a><text:span text:style-name="T18">), joka luo viinityylit ja admin-käyttäjän (adminin salasanan vaihtaminen on enemmän kuin suotavaa, katso oletustiedot seuraavasta kappaleesta). Nyt</text:span> sovellus on käytettävissä. </text:p>
      <text:p text:style-name="P33">Sovellusta voi ajaa myös omalta koneelta, mutta se vaatii jo vähän enemmän. Pitää olla sopiva ruby- ja rails-versio asennettuna, gemit haettuna, tietokanta pystytettynä. Lopulta voi käynnistää sovelluksen.</text:p>
      <text:h text:style-name="Heading_20_1" text:outline-level="1"><text:soft-page-break/>8. Käynnistys- / käyttöohje</text:h>
      <text:p text:style-name="P6">Ohjelman kotisivu on <text:a xlink:type="simple" xlink:href="https://mighty-scrubland-21610.herokuapp.com/">https://mighty-scrubland-21610.herokuapp.com/</text:a> <text:span text:style-name="T18">tai vastaavasti joku toinen sivu johon olet asentanut sovelluksen</text:span>. <text:span text:style-name="T10">Voit luoda oman tunnuksen tai admin-oikeudet saa </text:span>kirjautu<text:span text:style-name="T10">malla</text:span> näillä tiedoilla</text:p>
      <text:p text:style-name="P6">Username: <text:span text:style-name="T18">admin</text:span></text:p>
      <text:p text:style-name="P6">Password: <text:span text:style-name="T18">admin</text:span></text:p>
      <text:p text:style-name="P6"/>
      <text:p text:style-name="P8">Ohjelman käyttö pitäisi olla aika selvää. <text:span text:style-name="T10">Navigaatiopalkista näkee aika hyvin mitä sivuja pystyy tietyssä tilassa(kirjautumaton/kirjautunut/admin) näkemään. Kaikki poistaminen onnistuu vain admineilta ja ainoastaan heille näkyvät “poista”-napit. Ainoa muutos mitä kirjautumaton voi tehdä tietokantaan, on uuden käyttäjän luominen, muuten kaikki kirjautuneet voivat muokata viinejä. Uuden käyttäjän luominen ei automaattisesti kirjaa sisälle. Ainoastaan kirjautunut (+admin) pystyy muokkamaan omia käyttäjätietoja. Admin-käyttäjää en suosittele poistamaan. Muuten mitään ongelmia ei pitäisi olla</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8:41:10.146630027</meta:creation-date>
    <dc:date>2016-05-02T17:16:31.581539605</dc:date>
    <meta:editing-duration>PT7H37M5S</meta:editing-duration>
    <meta:editing-cycles>31</meta:editing-cycles>
    <meta:generator>LibreOffice/4.2.8.2$Linux_X86_64 LibreOffice_project/420m0$Build-2</meta:generator>
    <meta:document-statistic meta:table-count="4" meta:image-count="4" meta:object-count="0" meta:page-count="8" meta:paragraph-count="115" meta:word-count="1051" meta:character-count="8866" meta:non-whitespace-character-count="7949"/>
  </office:meta>
</office:document-meta>
</file>